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B" style:family="table-column">
      <style:table-column-properties style:column-width="4.251cm" style:rel-column-width="16384*"/>
    </style:style>
    <style:style style:name="Tabla1.A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text-properties style:font-name="Liberation Serif" fo:language="en" fo:country="GB" officeooo:rsid="000a19bf" officeooo:paragraph-rsid="000a19bf"/>
    </style:style>
    <style:style style:name="P2" style:family="paragraph" style:parent-style-name="Subtitle">
      <style:text-properties style:font-name="Liberation Serif" fo:language="en" fo:country="GB" officeooo:rsid="000a19bf" officeooo:paragraph-rsid="000a19bf"/>
    </style:style>
    <style:style style:name="P3" style:family="paragraph" style:parent-style-name="Text_20_body">
      <style:text-properties style:font-name="Liberation Serif" fo:language="en" fo:country="GB" officeooo:rsid="000a19bf" officeooo:paragraph-rsid="000a19bf"/>
    </style:style>
    <style:style style:name="P4" style:family="paragraph" style:parent-style-name="Text_20_body">
      <style:text-properties style:font-name="Liberation Serif" fo:language="en" fo:country="GB" style:text-underline-style="none" officeooo:rsid="000a19bf" officeooo:paragraph-rsid="000a19bf"/>
    </style:style>
    <style:style style:name="P5" style:family="paragraph" style:parent-style-name="Text_20_body">
      <style:text-properties style:font-name="Liberation Serif" fo:language="en" fo:country="GB" officeooo:rsid="000a19bf" officeooo:paragraph-rsid="000a19bf" fo:background-color="#ffff00"/>
    </style:style>
    <style:style style:name="P6" style:family="paragraph" style:parent-style-name="Text_20_body">
      <style:text-properties style:font-name="Liberation Sans" fo:language="en" fo:country="GB" officeooo:rsid="000c1857" officeooo:paragraph-rsid="000bda7f"/>
    </style:style>
    <style:style style:name="P7" style:family="paragraph" style:parent-style-name="Text_20_body">
      <style:text-properties style:font-name="Liberation Sans" fo:language="en" fo:country="GB" officeooo:rsid="000f8e44" officeooo:paragraph-rsid="000f8e44"/>
    </style:style>
    <style:style style:name="P8" style:family="paragraph" style:parent-style-name="Text_20_body">
      <style:text-properties style:font-name="Liberation Sans" fo:language="en" fo:country="GB" style:text-underline-style="none" officeooo:rsid="001245b2" officeooo:paragraph-rsid="000f8e44"/>
    </style:style>
    <style:style style:name="P9" style:family="paragraph" style:parent-style-name="Text_20_body">
      <style:text-properties style:font-name="Liberation Sans" fo:language="en" fo:country="GB" style:text-underline-style="none" officeooo:rsid="0013788f" officeooo:paragraph-rsid="0013788f"/>
    </style:style>
    <style:style style:name="P10" style:family="paragraph" style:parent-style-name="Text_20_body">
      <style:text-properties style:font-name="Liberation Sans" fo:language="en" fo:country="GB" style:text-underline-style="none" officeooo:rsid="0017b157" officeooo:paragraph-rsid="0017b157"/>
    </style:style>
    <style:style style:name="P11" style:family="paragraph" style:parent-style-name="Text_20_body">
      <style:text-properties style:font-name="Liberation Sans" fo:language="en" fo:country="GB" style:text-underline-style="none" officeooo:rsid="001a5d9b" officeooo:paragraph-rsid="001a5d9b"/>
    </style:style>
    <style:style style:name="P12" style:family="paragraph" style:parent-style-name="Text_20_body">
      <style:text-properties style:font-name="Liberation Sans" fo:language="en" fo:country="GB" style:text-underline-style="none" officeooo:rsid="001a5d9b" officeooo:paragraph-rsid="001a864c" fo:background-color="transparent"/>
    </style:style>
    <style:style style:name="P13" style:family="paragraph" style:parent-style-name="Text_20_body">
      <style:text-properties style:font-name="Liberation Sans" fo:language="en" fo:country="GB" style:text-underline-style="none" officeooo:rsid="001b5e8c" officeooo:paragraph-rsid="001b5e8c" fo:background-color="transparent"/>
    </style:style>
    <style:style style:name="P14" style:family="paragraph" style:parent-style-name="Text_20_body">
      <style:text-properties style:font-name="Liberation Sans" fo:language="en" fo:country="GB" style:text-underline-style="none" officeooo:rsid="001d9e0d" officeooo:paragraph-rsid="001d9e0d" fo:background-color="transparent"/>
    </style:style>
    <style:style style:name="P15" style:family="paragraph" style:parent-style-name="Text_20_body">
      <style:text-properties style:font-name="Liberation Sans" fo:language="en" fo:country="GB" style:text-underline-style="none" officeooo:rsid="002b1e7b" officeooo:paragraph-rsid="002b1e7b" fo:background-color="transparent"/>
    </style:style>
    <style:style style:name="P16" style:family="paragraph" style:parent-style-name="Text_20_body">
      <style:text-properties style:font-name="Liberation Sans" fo:language="en" fo:country="GB" style:text-underline-style="none" officeooo:rsid="001e7921" officeooo:paragraph-rsid="001e7921"/>
    </style:style>
    <style:style style:name="P17" style:family="paragraph" style:parent-style-name="Text_20_body">
      <style:text-properties style:font-name="Liberation Sans" fo:language="en" fo:country="GB" style:text-underline-style="none" officeooo:rsid="0013788f" officeooo:paragraph-rsid="0013788f" fo:background-color="#ffff00"/>
    </style:style>
    <style:style style:name="P18" style:family="paragraph" style:parent-style-name="Text_20_body">
      <style:text-properties style:font-name="Liberation Sans" fo:language="en" fo:country="GB" style:text-underline-style="none" officeooo:rsid="001b5e8c" officeooo:paragraph-rsid="001b5e8c"/>
    </style:style>
    <style:style style:name="P19" style:family="paragraph" style:parent-style-name="Table_20_Contents">
      <style:paragraph-properties fo:text-align="center" style:justify-single-word="false"/>
      <style:text-properties style:font-name="Liberation Sans" fo:font-weight="bold" officeooo:rsid="0013788f" officeooo:paragraph-rsid="0013788f"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center" style:justify-single-word="false"/>
      <style:text-properties style:font-name="Liberation Sans" officeooo:rsid="00143877" officeooo:paragraph-rsid="00143877"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style:font-name="Liberation Sans" officeooo:rsid="00143877" officeooo:paragraph-rsid="0015cc3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style:font-name="Liberation Sans"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style:font-name="Liberation Sans" officeooo:rsid="0015cc3c" officeooo:paragraph-rsid="0015cc3c"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style:font-name="Liberation Sans" officeooo:rsid="00263dd6" officeooo:paragraph-rsid="00263dd6"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style:font-name="Liberation Sans" officeooo:rsid="0028bdd0" officeooo:paragraph-rsid="0028bdd0"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style:font-name="Liberation Sans" fo:font-size="12pt"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fo:language="en" fo:country="GB" officeooo:rsid="000a19bf" officeooo:paragraph-rsid="000a19bf"/>
    </style:style>
    <style:style style:name="P28" style:family="paragraph" style:parent-style-name="Heading_20_1">
      <style:paragraph-properties fo:text-align="center" style:justify-single-word="false"/>
      <style:text-properties style:font-name="Liberation Serif" fo:language="en" fo:country="GB" officeooo:rsid="000a19bf" officeooo:paragraph-rsid="000a19bf"/>
    </style:style>
    <style:style style:name="P29" style:family="paragraph" style:parent-style-name="Heading_20_2">
      <style:text-properties fo:language="en" fo:country="GB" officeooo:rsid="000a19bf" officeooo:paragraph-rsid="000a19bf"/>
    </style:style>
    <style:style style:name="P30" style:family="paragraph" style:parent-style-name="Heading_20_2">
      <style:text-properties style:font-name="Liberation Sans" fo:language="en" fo:country="GB" officeooo:rsid="000a19bf" officeooo:paragraph-rsid="0013788f"/>
    </style:style>
    <style:style style:name="P31" style:family="paragraph" style:parent-style-name="Heading_20_2">
      <style:text-properties style:font-name="Liberation Sans" fo:language="en" fo:country="GB" style:text-underline-style="none" officeooo:rsid="001245b2" officeooo:paragraph-rsid="0017b157"/>
    </style:style>
    <style:style style:name="P32" style:family="paragraph" style:parent-style-name="Heading_20_2">
      <style:text-properties officeooo:rsid="000a19bf" officeooo:paragraph-rsid="0017b157"/>
    </style:style>
    <style:style style:name="P33" style:family="paragraph" style:parent-style-name="Heading_20_2">
      <style:text-properties officeooo:paragraph-rsid="0017b157"/>
    </style:style>
    <style:style style:name="P34" style:family="paragraph" style:parent-style-name="Text_20_body">
      <style:text-properties style:font-name="Liberation Sans" fo:language="en" fo:country="GB" style:text-underline-style="none" officeooo:rsid="0017b157" officeooo:paragraph-rsid="0017b157"/>
    </style:style>
    <style:style style:name="P35" style:family="paragraph" style:parent-style-name="Text_20_body" style:list-style-name="L1">
      <style:text-properties style:font-name="Liberation Sans" fo:language="en" fo:country="GB" style:text-underline-style="none" officeooo:rsid="001d2161" officeooo:paragraph-rsid="001d2161"/>
    </style:style>
    <style:style style:name="P36" style:family="paragraph" style:parent-style-name="Text_20_body" style:list-style-name="L1">
      <style:text-properties style:font-name="Liberation Sans" fo:language="en" fo:country="GB" style:text-underline-style="none" officeooo:rsid="00184a96" officeooo:paragraph-rsid="0020cf4f"/>
    </style:style>
    <style:style style:name="P37" style:family="paragraph" style:parent-style-name="Text_20_body" style:list-style-name="L1">
      <style:text-properties style:font-name="Liberation Sans" fo:language="en" fo:country="GB" style:text-underline-style="none" officeooo:rsid="001b5e8c" officeooo:paragraph-rsid="0020cf4f"/>
    </style:style>
    <style:style style:name="P38" style:family="paragraph" style:parent-style-name="Text_20_body" style:list-style-name="L1">
      <style:text-properties style:font-name="Liberation Sans" fo:language="en" fo:country="GB" style:text-underline-style="none" officeooo:rsid="00221af2" officeooo:paragraph-rsid="00221af2"/>
    </style:style>
    <style:style style:name="P39" style:family="paragraph" style:parent-style-name="Text_20_body">
      <style:text-properties style:font-name="Liberation Sans" fo:language="en" fo:country="GB" style:text-underline-style="none" officeooo:rsid="002161ba" officeooo:paragraph-rsid="002161ba"/>
    </style:style>
    <style:style style:name="P40" style:family="paragraph" style:parent-style-name="Text_20_body">
      <style:text-properties style:font-name="Liberation Sans" fo:language="en" fo:country="GB" style:text-underline-style="none" officeooo:rsid="00303ce3" officeooo:paragraph-rsid="00303ce3"/>
    </style:style>
    <style:style style:name="P41" style:family="paragraph" style:parent-style-name="Text_20_body">
      <style:text-properties style:font-name="Liberation Sans" fo:language="en" fo:country="GB" style:text-underline-style="none" officeooo:rsid="001245b2" officeooo:paragraph-rsid="000f8e44"/>
    </style:style>
    <style:style style:name="T1" style:family="text">
      <style:text-properties style:text-underline-style="none" officeooo:rsid="00122a67"/>
    </style:style>
    <style:style style:name="T2" style:family="text">
      <style:text-properties style:text-underline-style="none" officeooo:rsid="001245b2"/>
    </style:style>
    <style:style style:name="T3" style:family="text">
      <style:text-properties style:text-underline-style="none" officeooo:rsid="0013788f"/>
    </style:style>
    <style:style style:name="T4" style:family="text">
      <style:text-properties officeooo:rsid="000d472a"/>
    </style:style>
    <style:style style:name="T5" style:family="text">
      <style:text-properties officeooo:rsid="000ebdc4"/>
    </style:style>
    <style:style style:name="T6" style:family="text">
      <style:text-properties officeooo:rsid="000ed65d"/>
    </style:style>
    <style:style style:name="T7" style:family="text">
      <style:text-properties officeooo:rsid="000f8e44"/>
    </style:style>
    <style:style style:name="T8" style:family="text">
      <style:text-properties officeooo:rsid="0011682e"/>
    </style:style>
    <style:style style:name="T9" style:family="text">
      <style:text-properties officeooo:rsid="00122a67"/>
    </style:style>
    <style:style style:name="T10" style:family="text">
      <style:text-properties style:font-name="Liberation Sans" fo:language="en" fo:country="GB" style:text-underline-style="none" officeooo:rsid="001245b2"/>
    </style:style>
    <style:style style:name="T11" style:family="text">
      <style:text-properties style:font-name="Liberation Sans" fo:language="en" fo:country="GB" style:text-underline-style="none" officeooo:rsid="0017b157"/>
    </style:style>
    <style:style style:name="T12" style:family="text">
      <style:text-properties officeooo:rsid="0015cc3c"/>
    </style:style>
    <style:style style:name="T13" style:family="text">
      <style:text-properties officeooo:rsid="001a864c"/>
    </style:style>
    <style:style style:name="T14" style:family="text">
      <style:text-properties officeooo:rsid="001d2161"/>
    </style:style>
    <style:style style:name="T15" style:family="text">
      <style:text-properties officeooo:rsid="001d9e0d"/>
    </style:style>
    <style:style style:name="T16" style:family="text">
      <style:text-properties officeooo:rsid="001e7921"/>
    </style:style>
    <style:style style:name="T17" style:family="text">
      <style:text-properties officeooo:rsid="001fbf84"/>
    </style:style>
    <style:style style:name="T18" style:family="text">
      <style:text-properties officeooo:rsid="002161ba"/>
    </style:style>
    <style:style style:name="T19" style:family="text">
      <style:text-properties officeooo:rsid="0021d3fb"/>
    </style:style>
    <style:style style:name="T20" style:family="text">
      <style:text-properties officeooo:rsid="00221af2"/>
    </style:style>
    <style:style style:name="T21" style:family="text">
      <style:text-properties officeooo:rsid="00237a6b"/>
    </style:style>
    <style:style style:name="T22" style:family="text">
      <style:text-properties officeooo:rsid="0028bdd0"/>
    </style:style>
    <style:style style:name="T23" style:family="text">
      <style:text-properties officeooo:rsid="002abef2"/>
    </style:style>
    <style:style style:name="T24" style:family="text">
      <style:text-properties officeooo:rsid="002da8b1"/>
    </style:style>
    <style:style style:name="T25" style:family="text">
      <style:text-properties officeooo:rsid="002e7c7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
      <text:h text:style-name="P28" text:outline-level="1"/>
      <text:h text:style-name="P28" text:outline-level="1"/>
      <text:h text:style-name="P28" text:outline-level="1"/>
      <text:p text:style-name="P1"/>
      <text:h text:style-name="P28" text:outline-level="1"/>
      <text:h text:style-name="P28" text:outline-level="1">Project Research Docum<text:span text:style-name="T5">e</text:span>nt</text:h>
      <text:p text:style-name="P2">TomaNota</text:p>
      <text:p text:style-name="P2">X00162027 Milan Murray</text:p>
      <text:p text:style-name="P3"/>
      <text:p text:style-name="P3"/>
      <text:p text:style-name="P3"/>
      <text:p text:style-name="P3"/>
      <text:p text:style-name="P3"/>
      <text:p text:style-name="P5"/>
      <text:p text:style-name="P5"/>
      <text:p text:style-name="P5"/>
      <text:p text:style-name="P5"/>
      <text:p text:style-name="P3"/>
      <text:p text:style-name="P3"/>
      <text:p text:style-name="P3"/>
      <text:p text:style-name="P3"/>
      <text:p text:style-name="P3"/>
      <text:p text:style-name="P3"/>
      <text:p text:style-name="P4"/>
      <text:p text:style-name="P4"/>
      <text:h text:style-name="P29" text:outline-level="2"><text:soft-page-break/>Section 1: Detailed Discussion</text:h>
      <text:p text:style-name="P27"/>
      <text:p text:style-name="P27"/>
      <text:p text:style-name="P6">The TomaNota project is aimed at a wide range of users <text:span text:style-name="T4">as it will be a general solution to spaced repetitive learning of notes, for example, learning language vocabulary. </text:span><text:span text:style-name="T6">The project </text:span><text:span text:style-name="T7">should</text:span><text:span text:style-name="T6"> focus on desktop environments where users have both increased control over their documents as well as more time to dedicate to a study session. </text:span><text:span text:style-name="T15">However it is also possible to support multiple other devices such as mobile devices as the application is planned to be ran server side.</text:span></text:p>
      <text:p text:style-name="P7">The system’<text:span text:style-name="T16">s</text:span> functional <text:span text:style-name="T16">requirements consist of</text:span> be<text:span text:style-name="T16">ing</text:span> able to create a list of titles and definitions from a correctly formatted <text:span text:style-name="T8">document. These prompts must then be shown to the user </text:span><text:span text:style-name="T9">to assess the difficulty of recalling the definition. Each prompt must be rated on its difficulty such that harder prompts will occur more often.</text:span><text:span text:style-name="T1"> </text:span><text:span text:style-name="T2">Results of each session must be stored in a way that relates to the original document allowing multiple documents to be used in a simple ‘plug and play’ fashion.</text:span></text:p>
      <text:p text:style-name="P11">To accommodate a variety of users of the software will also contain a structured collection of notes that can be used as an example of the documents the user can create themselves, or to simply use the provided material without needing to make notes.</text:p>
      <text:p text:style-name="P16">The application’s non-functional requirements are to be intuitive and easy to use. <text:span text:style-name="T18">B</text:span>est practices and methods such as the Gestalt laws are applied in such a way that users of the application struggle less when interacting with the <text:span text:style-name="T17">interface, as no time should be wasted </text:span>through<text:span text:style-name="T17">out</text:span> their study session <text:span text:style-name="T18">if avoidable.</text:span></text:p>
      <text:p text:style-name="P39">Additional advanced features such as <text:span text:style-name="T19">voice synthesis </text:span><text:span text:style-name="T20">or machine learning</text:span><text:span text:style-name="T19"> may also add more opportunities </text:span><text:span text:style-name="T20">for expanding</text:span><text:span text:style-name="T19"> the functionality </text:span><text:span text:style-name="T20">of the software</text:span><text:span text:style-name="T19"> and increase options for learning method</text:span><text:span text:style-name="T20">s</text:span><text:span text:style-name="T19">. </text:span></text:p>
      <text:p text:style-name="P40">Finally, the software is also aimed to be created allowing for the interface to be displayed in multiple languages, allowing for increased accessibility to many people from different backgrounds.</text:p>
      <text:p text:style-name="P16"/>
      <text:p text:style-name="P8"/>
      <text:p text:style-name="P8"/>
      <text:p text:style-name="P8"/>
      <text:p text:style-name="P8"/>
      <text:p text:style-name="P8"/>
      <text:p text:style-name="P8"/>
      <text:p text:style-name="P8"/>
      <text:p text:style-name="P8"/>
      <text:h text:style-name="P30" text:outline-level="2"><text:soft-page-break/><text:span text:style-name="T2">Section </text:span><text:span text:style-name="T3">2</text:span><text:span text:style-name="T2">: </text:span><text:span text:style-name="T3">Existing Applications in this domain</text:span></text:h>
      <text:p text:style-name="P17"/>
      <text:p text:style-name="P9"/>
      <table:table table:name="Tabla1" table:style-name="Tabla1">
        <table:table-column table:style-name="Tabla1.A"/>
        <table:table-column table:style-name="Tabla1.B" table:number-columns-repeated="3"/>
        <table:table-row>
          <table:table-cell table:style-name="Tabla1.A1" office:value-type="string">
            <text:p text:style-name="P19">Name</text:p>
          </table:table-cell>
          <table:table-cell table:style-name="Tabla1.A1" office:value-type="string">
            <text:p text:style-name="P19">URL</text:p>
          </table:table-cell>
          <table:table-cell table:style-name="Tabla1.A1" office:value-type="string">
            <text:p text:style-name="P19">Similarities</text:p>
          </table:table-cell>
          <table:table-cell table:style-name="Tabla1.D1" office:value-type="string">
            <text:p text:style-name="P19">Differences</text:p>
          </table:table-cell>
        </table:table-row>
        <table:table-row>
          <table:table-cell table:style-name="Tabla1.A2" office:value-type="string">
            <text:p text:style-name="P20">Duolingo</text:p>
          </table:table-cell>
          <table:table-cell table:style-name="Tabla1.A2" office:value-type="string">
            <text:p text:style-name="P26">duolingo.com</text:p>
          </table:table-cell>
          <table:table-cell table:style-name="Tabla1.A2" office:value-type="string">
            <text:p text:style-name="P20">Solution for learning languages</text:p>
          </table:table-cell>
          <table:table-cell table:style-name="Tabla1.D2" office:value-type="string">
            <text:p text:style-name="P20">Unable to choose <text:span text:style-name="T12">material covered</text:span></text:p>
            <text:p text:style-name="P20">Single purpose</text:p>
          </table:table-cell>
        </table:table-row>
        <table:table-row>
          <table:table-cell table:style-name="Tabla1.A2" office:value-type="string">
            <text:p text:style-name="P23">Memrise</text:p>
          </table:table-cell>
          <table:table-cell table:style-name="Tabla1.A2" office:value-type="string">
            <text:p text:style-name="P22">memrise.com</text:p>
          </table:table-cell>
          <table:table-cell table:style-name="Tabla1.A2" office:value-type="string">
            <text:p text:style-name="P23">Solution for learning languages</text:p>
          </table:table-cell>
          <table:table-cell table:style-name="Tabla1.D2" office:value-type="string">
            <text:p text:style-name="P21">Unable to choose <text:span text:style-name="T12">material covered</text:span></text:p>
            <text:p text:style-name="P21">Single purpose</text:p>
          </table:table-cell>
        </table:table-row>
        <table:table-row>
          <table:table-cell table:style-name="Tabla1.A2" office:value-type="string">
            <text:p text:style-name="P24">Glean</text:p>
          </table:table-cell>
          <table:table-cell table:style-name="Tabla1.A2" office:value-type="string">
            <text:p text:style-name="P24"><text:span text:style-name="T22">g</text:span>lean.co</text:p>
          </table:table-cell>
          <table:table-cell table:style-name="Tabla1.A2" office:value-type="string">
            <text:p text:style-name="P24">Used for note taking and learning</text:p>
          </table:table-cell>
          <table:table-cell table:style-name="Tabla1.D2" office:value-type="string">
            <text:p text:style-name="P24">Not focused on quizzing the user, only on creating notes</text:p>
          </table:table-cell>
        </table:table-row>
        <table:table-row>
          <table:table-cell table:style-name="Tabla1.A2" office:value-type="string">
            <text:p text:style-name="P22">Quizlet</text:p>
          </table:table-cell>
          <table:table-cell table:style-name="Tabla1.A2" office:value-type="string">
            <text:p text:style-name="P22">quizlet.com</text:p>
          </table:table-cell>
          <table:table-cell table:style-name="Tabla1.A2" office:value-type="string">
            <text:p text:style-name="P25">Allows the creation of custom quizzes with multiple options for layout and sharing</text:p>
          </table:table-cell>
          <table:table-cell table:style-name="Tabla1.D2" office:value-type="string">
            <text:p text:style-name="P25">Community focused and driven learning of notes</text:p>
          </table:table-cell>
        </table:table-row>
      </table:table>
      <text:p text:style-name="P9"/>
      <text:h text:style-name="P31" text:outline-level="2"/>
      <text:h text:style-name="P31" text:outline-level="2"/>
      <text:h text:style-name="P32" text:outline-level="2"><text:span text:style-name="T10">Section </text:span><text:span text:style-name="T11">3</text:span><text:span text:style-name="T10">: </text:span><text:span text:style-name="T11">Platform, Technologies and Libraries</text:span></text:h>
      <text:p text:style-name="P10"/>
      <text:list xml:id="list3293883488" text:style-name="L1">
        <text:list-item>
          <text:p text:style-name="P35">Server and client web application</text:p>
          <text:list>
            <text:list-item>
              <text:p text:style-name="P35">Consisting of:</text:p>
              <text:list>
                <text:list-item>
                  <text:p text:style-name="P36">HTML, CSS <text:span text:style-name="T14">&amp;</text:span> <text:span text:style-name="T14">Boostrap,</text:span> JS</text:p>
                </text:list-item>
                <text:list-item>
                  <text:p text:style-name="P37">NPM packages</text:p>
                </text:list-item>
                <text:list-item>
                  <text:p text:style-name="P38">Local &amp; cloud based servers</text:p>
                </text:list-item>
              </text:list>
            </text:list-item>
          </text:list>
        </text:list-item>
      </text:list>
      <text:p text:style-name="P18">I plan to create a server side web application to communicate with a web front end. <text:span text:style-name="T14">Creating the application in this way allows for more streamlined use of files saved in the cloud and increases accessibility of the application. </text:span><text:span text:style-name="T15">This method will also reduce the local processing power of the user’s machine. </text:span><text:span text:style-name="T21">Thanks to the flexibility of CSS it will provide many options for creating an intuitive and enjoyable user experience.</text:span></text:p>
      <text:p text:style-name="P10"/>
      <text:p text:style-name="P10"/>
      <text:h text:style-name="P33" text:outline-level="2"><text:soft-page-break/><text:span text:style-name="T10">Section </text:span><text:span text:style-name="T11">4</text:span><text:span text:style-name="T10">: </text:span><text:span text:style-name="T11">The Risks</text:span></text:h>
      <text:p text:style-name="P10"/>
      <text:p text:style-name="P12">T<text:span text:style-name="T13">he</text:span> <text:span text:style-name="T13">application will rely on third party cloud service providers and the APIs associated with them to backup notes or work across multiple devices, such as the Google Drive cloud API, or Microsoft OneDrive API. Should any issues or significant breaking changes occur with one of these providers it will still be possible to change to the other.</text:span></text:p>
      <text:p text:style-name="P13">Another risk of the project will be the use of multiple third party NPM packages to be used to <text:span text:style-name="T24">aid in the</text:span> creation<text:span text:style-name="T24"> of</text:span> the server and client of the application. It is possible that these packages <text:span text:style-name="T24">significantly </text:span>change or lose support during the development of the project and may also introduce security concerns. <text:span text:style-name="T24">Generally the use of NPM packages should only be used where necessary and chosen based on a history of engagement and stability.</text:span></text:p>
      <text:p text:style-name="P14">As the service will be provided as a web application it is important that the server is thoroughly tested <text:span text:style-name="T18">to ensure that it is stable under intensive workloads </text:span><text:span text:style-name="T20">so that it remains responsive </text:span><text:span text:style-name="T24">to the user’s interactions, such as waiting times for the user to see if their answer to a question is correct or not</text:span><text:span text:style-name="T20">. </text:span><text:span text:style-name="T23">If the server is unable to meet the demand it will result in an unusable user experience due to the delay of waiting for results from the server.</text:span></text:p>
      <text:p text:style-name="P15">The use of cloud storage for user’s notes and information <text:span text:style-name="T25">can</text:span> also <text:span text:style-name="T25">be seen as</text:span> a security concern as it opens more possibilities data leaking. <text:span text:style-name="T25">Cloud providers are aware of this and provide environments fit to avoid this issue. However</text:span> <text:span text:style-name="T25">w</text:span>hile users gain great convince with cloud solutions, it will still be possible to fully utilise the application without logging in or storing any information <text:span text:style-name="T25">in the clou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Droid Sans Devanagari" style:font-family-complex="'Droid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9T12:35:24.618585814</meta:creation-date>
    <dc:date>2022-10-09T15:15:53.429333089</dc:date>
    <meta:editing-duration>PT3H11M56S</meta:editing-duration>
    <meta:editing-cycles>38</meta:editing-cycles>
    <meta:generator>LibreOffice/7.3.6.2$Linux_X86_64 LibreOffice_project/30$Build-2</meta:generator>
    <meta:document-statistic meta:table-count="1" meta:image-count="0" meta:object-count="0" meta:page-count="4" meta:paragraph-count="45" meta:word-count="794" meta:character-count="4773" meta:non-whitespace-character-count="4028"/>
  </office:meta>
</office:document-meta>
</file>